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3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Neighborlines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6"/>
      <text:p text:style-name="P6">[Front Cover]</text:p>
      <text:p text:style-name="P6">[Note: The number "68" is written in pencil and circled, near the top right corner of the page.]</text:p>
      <text:p text:style-name="P6"/>
      <text:p text:style-name="P8">97/</text:p>
      <text:p text:style-name="P7">For Kedoshim/</text:p>
      <text:p text:style-name="P7"/>
      <text:p text:style-name="P6">[Page 1]</text:p>
      <text:p text:style-name="P6">Who would believe that a born Jew, reported to/ have sat at the feet of Joshua Ben Verachya--a <text:span text:style-name="T2">great</text:span><text:span text:style-name="T5"> renowned/ Mishaic Sage, which </text:span><text:span text:style-name="T2">I was</text:span><text:span text:style-name="T5"> addressing a vast multitude/ of his countrymen, </text:span><text:span text:style-name="T2">should have</text:span><text:span text:style-name="T5"> fell into a huge</text:span><text:span text:style-name="T2">ly</text:span><text:span text:style-name="T5"> blunder</text:span><text:span text:style-name="T2">ed</text:span><text:span text:style-name="T5">?/ <text:s/></text:span><text:span text:style-name="T2">Did he do so purposely? <text:s/>We should give</text:span><text:span text:style-name="T5"> Was there a method in his great error? <text:s/>Was it intended for a particular purpose? <text:s/>The ques-/-tion deserves some consideration. <text:s/>The new testament tells us,/ that </text:span><text:span text:style-name="T2">among the</text:span><text:span text:style-name="T5"> in the course of his teachings, </text:span><text:span text:style-name="T2">of</text:span><text:span text:style-name="T5"> the man of Nazareth/ in his sermon at the mount, </text:span><text:span text:style-name="T2">he</text:span><text:span text:style-name="T5"> alluded to what/ we have read in our Parasha, as follows: "Ye have/ </text:span><text:span text:style-name="T2">read</text:span><text:span text:style-name="T5"> heard that it was said, thou shalt love thy/ neighbor and hate thine enemy, but I say unto you/ love your enemies, and pray for them that per-/secute you". <text:s/>We may challenge any to search from/ cover to cover </text:span><text:soft-page-break/><text:span text:style-name="T5">what is mistakenly called "the old-/testament," </text:span><text:span text:style-name="T2">and</text:span><text:span text:style-name="T5"> in order to find the second part of the quo-/-tation, I mean</text:span><text:span text:style-name="T2">ing</text:span><text:span text:style-name="T5"> that we are commanded to hate/ our enemies. <text:s/></text:span><text:span text:style-name="T2">Surely</text:span><text:span text:style-name="T5"> My hearers surely remember that in/ the five books of Moses we are </text:span><text:span text:style-name="T2">commanded</text:span><text:span text:style-name="T5"> enjoined to assist/ in saving the property of one who hates us, as for/ instance, when his ox or his ass had strayed away,/</text:span></text:p>
      <text:p text:style-name="P6"><text:span text:style-name="T5"/></text:p>
      <text:p text:style-name="P6"><text:span text:style-name="T5">[Page 2]</text:span></text:p>
      <text:p text:style-name="P6"><text:span text:style-name="T5">or </text:span><text:span text:style-name="T2">it</text:span><text:span text:style-name="T5"> when it is being crushed under too heavy/ a burden. <text:s/>Surely, my hearers remember also that/ in the book of Proverbs we are so </text:span><text:span text:style-name="T2">ordered</text:span><text:span text:style-name="T5"> instructed </text:span><text:span text:style-name="T2">commanded</text:span><text:span text:style-name="T5">: "If thine/ enemy be hungry give him to eat" and again" "Re-/-joice not when thine enemy falls." <text:s/>Such sentences are/ household words to every Jew acquainted with/ his scriptures. <text:s/>How came it then, that/ the teacher, who is looked upon by hundreds of/ millions as infallible, cited Holy Writ </text:span><text:span text:style-name="T2">wrongly</text:span><text:span text:style-name="T5"> faultily?/ <text:s/>A possible solution to that query may be </text:span><text:span text:style-name="T2">found</text:span><text:span text:style-name="T5"> discovered/ in a parable attributed to the same preacher, and/ reported in one of the gospels. <text:s/>It reads thus: a/ certain lawyer stood up and tempted Joshua Ha-Nozri </text:span><text:span text:style-name="T2">the man of Nazareth</text:span><text:span text:style-name="T5">/ saying; Master, what shall I do to inherit eter-/-nal life? <text:s/>And </text:span><text:span text:style-name="T2">the man of Nazareth</text:span><text:span text:style-name="T5"> Joshua said to him: what/ is written in the Law? <text:s/>How readest it thou? <text:s/>And/ the other answering, said. <text:s/>Thou shalt love </text:span><text:span text:style-name="T2">thy neighbor</text:span><text:span text:style-name="T5">/ </text:span><text:span text:style-name="T2">as thyself</text:span><text:span text:style-name="T5"> the Lord thy God with all thy heart, &amp; with/ all thy </text:span><text:span text:style-name="T2">might</text:span><text:span text:style-name="T5"> soul and with all thy might </text:span><text:span text:style-name="T2">and with</text:span><text:span text:style-name="T5">/ </text:span><text:span text:style-name="T2">all thy strength</text:span><text:span text:style-name="T5"> and thy neighbor as thyself. <text:s/>And/ </text:span><text:span text:style-name="T2">the man of Nazareth</text:span><text:span text:style-name="T5"> Joshua said to him, thou hast answered right./ <text:s/>Thus do, and thou shalt live./</text:span></text:p>
      <text:p text:style-name="P6"><text:span text:style-name="T5"/></text:p>
      <text:p text:style-name="P6"><text:span text:style-name="T5">[Page 3]</text:span></text:p>
      <text:p text:style-name="P6"><text:span text:style-name="T5">But the other questioned again and said: Who is/ my neighbor? <text:s/></text:span><text:span text:style-name="T2">The man of Nazareth made answer and</text:span><text:span text:style-name="T5"> Joshua Ha-Nozri evading a reply to the query said:/ A certain </text:span><text:span text:style-name="T2">man person</text:span><text:span text:style-name="T5"> man was going down from Jerusalem </text:span><text:span text:style-name="T2">and</text:span><text:span text:style-name="T5"> to Jeri-/-cho, and he fell among robbers, that both stripped him/ and beat him and departed leaving him half dead. <text:s/>And/ by chance a certain priest was going down that way,/ and when he saw that </text:span><text:span text:style-name="T2">man person</text:span><text:span text:style-name="T5"> man, he passed by on the other/ side. <text:s/></text:span><text:span text:style-name="T2">But</text:span><text:span text:style-name="T5"> And in like manner, a Levite also, when/ he came to that place, and saw the </text:span><text:span text:style-name="T2">man person</text:span><text:span text:style-name="T5"> man, passed/ by on the other side. <text:s/>But a certain Samaritan, as/ he journeyed, came where the man was, and when/ he saw him, was moved with compassion, and/ come to him and bound up his wounds, pouring on/ them oil, and he set him on his own beast, and/ brought him to an inn and took care of him. <text:s/>And/ in the morrow he took out </text:span><text:span text:style-name="T2">two</text:span><text:span text:style-name="T5"> two pence and gave/ them to the hose and said: Take care of him, and/ whatsoever thou spendest more, I, when I come back/ again, will repay thee. <text:s/>Which of the three, thinkest thou,/ proved a neighbor unto him that fell among robbers?/</text:span></text:p>
      <text:p text:style-name="P6"><text:span text:style-name="T5"/></text:p>
      <text:p text:style-name="P6"><text:span text:style-name="T5">[Page 4]</text:span></text:p>
      <text:p text:style-name="P6"><text:span text:style-name="T5">And, the other said. <text:s/>He that showed mercy on/ him</text:span><text:span text:style-name="T2">; and the man of Nazareth</text:span><text:span text:style-name="T5"> then, Joshua said to him. <text:s/>Go</text:span><text:span text:style-name="T2">d</text:span><text:span text:style-name="T5"> and do thou/ likewise. <text:s/>Now brethren, you cannot help to have re-/-marked the mention purposely made of the/ priest and the birth in a disparaging</text:span><text:span text:style-name="T2">ly</text:span><text:span text:style-name="T5"> manner and of the/ Samaritan </text:span><text:span text:style-name="T2">with much praise creditably</text:span><text:span text:style-name="T5"> in words of praise. <text:s/>Why, I ask,/ was a Samaritan pointed out as the </text:span><text:span text:style-name="T2">impersonation</text:span><text:span text:style-name="T5"> personification/ of Charity? <text:s/>If the object was to teach us that all/ human beings may be stirred up to </text:span><text:span text:style-name="T2">do</text:span><text:span text:style-name="T5"> kindness,/ why not choose as illustrations, a Greek, or a Phe-/-nician, or any heathen? <text:s/>The following si the reason,/ </text:span><text:span text:style-name="T2">in</text:span><text:span text:style-name="T5"> according to my mind. <text:s/>In the sublime nineteenth chapter/ of Leviticus, mainly devoted to moral precepts,--the chapter which/ forms part of this sabbath's section--we are ordered/ not to take vengeance nor bear any grudge against/ the children of our people [Hebrew]/ Are we then allowed to do so against others? <text:s/></text:span><text:span text:style-name="T2">I say</text:span><text:span text:style-name="T5"> To that I answer:/ </text:span><text:span text:style-name="T2">privately</text:span><text:span text:style-name="T5"> personally not, </text:span><text:span text:style-name="T2">politically</text:span><text:span text:style-name="T5"> nationally yes. <text:s/>We must/ love our neighbor like ourselves, or to say it, as/ the meek Hillel put it [Hebrew]/ "What is unpleasant to thee, never do </text:span><text:span text:style-name="T2">not</text:span><text:span text:style-name="T5"> unto others."/ <text:s/>But what if we are nationally attacked/</text:span></text:p>
      <text:p text:style-name="P6"><text:span text:style-name="T5"/></text:p>
      <text:p text:style-name="P6"><text:span text:style-name="T5">[Page 5]</text:span></text:p>
      <text:p text:style-name="P6"><text:span text:style-name="T5">with </text:span><text:span text:style-name="T2">a</text:span><text:span text:style-name="T5"> malice aforethought; </text:span><text:span text:style-name="T2">to vex</text:span><text:span text:style-name="T5"> with a determined view to harass us politic-/-ally and overthrow our </text:span><text:soft-page-break/><text:span text:style-name="T5">country, </text:span><text:span text:style-name="T2">making common</text:span><text:span text:style-name="T5"> entwining into a league/ </text:span><text:span text:style-name="T2">cause</text:span><text:span text:style-name="T5"> with foreign oppressors to hasten our destruct-/-ion? <text:s/>Now, all of that the samaritans did,/ from the hour that the exiles of Chaldea re-/turned to their father's land. <text:s/>To our foes, they/ swore that they had not connection with us, tho'/ professing to revere the five books of Moses, which they, however, deliberately falsified. <text:s/>But if/ success happened to perch on our banner, they pretended/ to be part and parcel of our people, in order to/ share in any benefit that might result from it./ <text:s/>The man of Nazareth who to </text:span><text:span text:style-name="T2">prove</text:span><text:span text:style-name="T5"> show liberality associated with Pu-/-blicans--the tax gatherers of the Roman pro-/-consuls that misgoverned and overburdened Judea;/ </text:span><text:span text:style-name="T2">he, who</text:span><text:span text:style-name="T5"> but who called scribes and Pharisees whitened se-/-pulchres, and laid the finger of contempt on/ priests and levites, knew well the history of/ Samaritanism in relation to Judaism and our ancient metropolis. <text:s/>But to him patriotism, was/ a secondary thought, if it ever entered his/ thoughts. <text:s/>We gather from the new testa-/-ment, that kingdoms and principalities </text:span><text:span text:style-name="T2">were</text:span><text:span text:style-name="T5"> in this/ world were of no account to him, compared with the inheritance/</text:span></text:p>
      <text:p text:style-name="P6"><text:span text:style-name="T5"/></text:p>
      <text:p text:style-name="P6"><text:span text:style-name="T5">[Page 6]</text:span></text:p>
      <text:p text:style-name="P6"><text:span text:style-name="T5">of heaven, so was he wont to </text:span><text:span text:style-name="T2">say</text:span><text:span text:style-name="T5"> proclaim. <text:s/>What,/ if Jerusalem and all of our national heritage was/ reduced to ashes, so long that men could be converted/ to his impracticable ideas? <text:s/>Priests and Levites were/ not with him, since they were against him, hence/ the uggly[sic!] picture drawn of them. <text:s/>But the scribes/ and Pharisees whom he maligned, have taught/ that any one </text:span><text:span text:style-name="T2">obeying God</text:span><text:span text:style-name="T5"> studying the will of God and doing </text:span><text:span text:style-name="T2">His will</text:span><text:span text:style-name="T5"> it stands/ in the sight of the Almighty as high as the Pontiff/ in the holy of holy [Hebrew]/ [Hebrew]. <text:s/>Furthermore, a Jew is enjoined to/ love the stranger. <text:s/>In the same chapter, clearly/ misquoted by the supposed author of the new testament, we are imperative-/-ly ordered to treat the </text:span><text:span text:style-name="T2">stranger</text:span><text:span text:style-name="T5"> foreigner as a native [Hebrew]/ [Hebrew]. <text:s/>But the Jew loved/ also his country passionately. <text:s/>He had not learnt/ to become, what we now call "cosmopolitan," which/ is surely a misnomer. <text:s/>for it is impossible; it is un-/-natural to feel the same depth of affection/ for every corner of the earth, as for the spot/</text:span></text:p>
      <text:p text:style-name="P6"><text:span text:style-name="T5"/></text:p>
      <text:p text:style-name="P6"><text:span text:style-name="T5">[Page 7]</text:span></text:p>
      <text:p text:style-name="P6"><text:span text:style-name="T5">in which we first saw the light of day, where our mother lavished upon us her en-/-dearments; the spot where she taught us to move/ the lips prayerfully; the spot where our earliest/ memories cluster. <text:s/>Therefore the Jew resisted the/ attempt to rob him of the object closest to his/ heart. <text:s/>He could not substitute for it the promise/ of a future inheritance beyond our finite conception./ <text:s/>He did take revenge and here grudge against his country's </text:span><text:span text:style-name="T2">deliberate</text:span><text:span text:style-name="T5"> inveterate foes./ <text:s/>But say brethren, has Christianity followed, during the nine-/-teen </text:span><text:span text:style-name="T2">y</text:span><text:span text:style-name="T5"> centuries of its existence the infensible theories/ enunciated in the new testament? <text:s/>Look/ around, and see its adherents battling for a/ </text:span><text:span text:style-name="T2">piece</text:span><text:span text:style-name="T5"> patch of ground justly or unjustly claimed/ by different parties. <text:s/>Most positively I assert it, </text:span><text:span text:style-name="T2">Christianity</text:span><text:span text:style-name="T5">/ </text:span><text:span text:style-name="T2">Europe</text:span><text:span text:style-name="T5"> and history bears me out, Christianity does not obey anywhere the command set forth in/ the sermon on the mount, "love your enemies, pray/ for them that persecute you." <text:s/>Admit: To follow that/ precept would be to transform altogether the na-/-ture </text:span><text:span text:style-name="T2">that</text:span><text:span text:style-name="T5"> which God has moulded--and that can-/-not be done. <text:s/>But wherefore then make boast of what did not and does not exist? <text:s/>We must obey </text:span><text:span text:style-name="T2">its</text:span><text:span text:style-name="T5"> our instincts, and in/ this </text:span><text:span text:style-name="T2">consists</text:span><text:span text:style-name="T5"> lies the remarkable difference between/ Judaism and Christianity. <text:s/>The latter deals/ in imaginary possibilities; the former in what can/</text:span></text:p>
      <text:p text:style-name="P6"><text:span text:style-name="T5"/></text:p>
      <text:p text:style-name="P6"><text:span text:style-name="T5">[Page 8]</text:span></text:p>
      <text:p text:style-name="P6"><text:span text:style-name="T5">always be carried out </text:span><text:span text:style-name="T2">il</text:span><text:span text:style-name="T5"> into daily practice./ <text:s/>Yet, we may meet Jews; more particularly/ Jewesses, who profess to have drawn in-/-spiration from the new testament, and to/ have been dragged down by the ceremonialism/ of the old, as if, for instance, </text:span><text:span text:style-name="T2">the</text:span><text:span text:style-name="T5"> our historical/ Passover recently celebrated, loses in comparison/ with Easter, or </text:span><text:span text:style-name="T6">ostara</text:span><text:span text:style-name="T7">, a name from which the festivity </text:span><text:span text:style-name="T3">it</text:span><text:span text:style-name="T7"> is derived,/ in commemoration of the worship anciently tendered/ to a heathen goddess; or as if the feast of weeks,/ soon to be solemnized means less than the Pente-/-cost of the Christian church, allusive to the alleged/ descent of </text:span><text:soft-page-break/><text:span text:style-name="T7">the holy ghost on the apostles. <text:s/>Israelites,/ study well, at least, the 19</text:span><text:span text:style-name="T8">th</text:span><text:span text:style-name="T9"> chapter of Leviticus,/ just perused, and you will find charity of the noblest/ type recommended, answering integrity demanded,/ reverence for age, for acquired experience, for/ practical religion solemnly enjoined. <text:s/>Take those lessons to/ your various walks of life, and you will reach your/ final destination </text:span><text:span text:style-name="T4">safe and sound</text:span><text:span text:style-name="T9"> in peace with man; in/ piece[sic?] with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4T12:06:19.69</meta:creation-date>
    <meta:document-statistic meta:table-count="0" meta:image-count="0" meta:object-count="0" meta:page-count="5" meta:paragraph-count="84" meta:word-count="1832" meta:character-count="10947"/>
    <dc:date>2012-05-24T15:12:16.69</dc:date>
    <dc:creator>Penn Libraries</dc:creator>
    <meta:editing-duration>PT00H00M43S</meta:editing-duration>
    <meta:editing-cycles>1</meta:editing-cycles>
    <meta:generator>OpenOffice.org/3.2$Win32 OpenOffice.org_project/320m12$Build-9483</meta:generator>
  </office:meta>
</office:document-meta>
</file>